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9.313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0.7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Heading">
      <style:table-cell-properties style:glyph-orientation-vertical="0" fo:background-color="#9966cc" fo:wrap-option="no-wrap" style:direction="ltr" style:rotation-angle="0" style:shrink-to-fit="false" style:vertical-align="automatic"/>
      <style:paragraph-properties fo:margin-left="0cm" style:writing-mode="page"/>
      <style:text-properties fo:color="#ffffff"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Heading1">
      <style:text-properties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b84747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Fiel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el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visible</text:p>
          </table:table-cell>
          <table:table-cell table:style-name="ce1" office:value-type="string">
            <text:p>RO</text:p>
          </table:table-cell>
          <table:table-cell table:style-name="ce1" office:value-type="string">
            <text:p>Rq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ank Registers</text:p>
          </table:table-cell>
          <table:table-cell table:style-name="ce2" table:number-columns-repeated="6"/>
          <table:table-cell table:number-columns-repeated="1017"/>
        </table:table-row>
        <table:table-row-group>
          <table:table-row table:style-name="ro3">
            <table:table-cell office:value-type="string">
              <text:p>name</text:p>
            </table:table-cell>
            <table:table-cell office:value-type="string">
              <text:p>Register Name</text:p>
            </table:table-cell>
            <table:table-cell/>
            <table:table-cell office:value-type="string">
              <text:p>char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instance_id</text:p>
            </table:table-cell>
            <table:table-cell office:value-type="string">
              <text:p>Proprietary Instance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journal_id</text:p>
            </table:table-cell>
            <table:table-cell office:value-type="string">
              <text:p>Journal Name</text:p>
            </table:table-cell>
            <table:table-cell/>
            <table:table-cell office:value-type="string">
              <text:p>many2one</text:p>
            </table:table-cell>
            <table:table-cell/>
            <table:table-cell table:number-columns-repeated="2" office:value-type="string">
              <text:p>X</text:p>
            </table:table-cell>
            <table:table-cell table:number-columns-repeated="1017"/>
          </table:table-row>
          <table:table-row table:style-name="ro3">
            <table:table-cell office:value-type="string">
              <text:p>date</text:p>
            </table:table-cell>
            <table:table-cell office:value-type="string">
              <text:p>Date</text:p>
            </table:table-cell>
            <table:table-cell/>
            <table:table-cell office:value-type="string">
              <text:p>date</text:p>
            </table:table-cell>
            <table:table-cell table:number-columns-repeated="2"/>
            <table:table-cell office:value-type="string">
              <text:p>X</text:p>
            </table:table-cell>
            <table:table-cell table:number-columns-repeated="1017"/>
          </table:table-row>
          <table:table-row table:style-name="ro3">
            <table:table-cell office:value-type="string">
              <text:p>period_id</text:p>
            </table:table-cell>
            <table:table-cell office:value-type="string">
              <text:p>Period</text:p>
            </table:table-cell>
            <table:table-cell/>
            <table:table-cell office:value-type="string">
              <text:p>many2one</text:p>
            </table:table-cell>
            <table:table-cell/>
            <table:table-cell table:number-columns-repeated="2" office:value-type="string">
              <text:p>X</text:p>
            </table:table-cell>
            <table:table-cell table:number-columns-repeated="1017"/>
          </table:table-row>
          <table:table-row table:style-name="ro3">
            <table:table-cell office:value-type="string">
              <text:p>prev_reg_id</text:p>
            </table:table-cell>
            <table:table-cell office:value-type="string">
              <text:p>Previous register</text:p>
            </table:table-cell>
            <table:table-cell office:value-type="string">
              <text:p>This fields give the previous register from which this one is linked.</text:p>
            </table:table-cell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balance_start</text:p>
            </table:table-cell>
            <table:table-cell office:value-type="string">
              <text:p>Starting Balance</text:p>
            </table:table-cell>
            <table:table-cell/>
            <table:table-cell office:value-type="string">
              <text:p>float</text:p>
            </table:table-cell>
            <table:table-cell table:number-columns-repeated="1020"/>
          </table:table-row>
          <table:table-row table:style-name="ro3">
            <table:table-cell office:value-type="string">
              <text:p>balance_end_real</text:p>
            </table:table-cell>
            <table:table-cell office:value-type="string">
              <text:p>Bank register balance</text:p>
            </table:table-cell>
            <table:table-cell office:value-type="string">
              <text:p>Please enter manually the end-of-month balance, as per the printed bank statement received. Before confirming closing balance &amp; closing the register, you must make sure that the calculated balance of the bank register is equal to that amount.</text:p>
            </table:table-cell>
            <table:table-cell office:value-type="string">
              <text:p>float</text:p>
            </table:table-cell>
            <table:table-cell table:number-columns-repeated="1020"/>
          </table:table-row>
          <table:table-row table:style-name="ro3">
            <table:table-cell office:value-type="string">
              <text:p>balance_end</text:p>
            </table:table-cell>
            <table:table-cell office:value-type="string">
              <text:p>Calculated Balance</text:p>
            </table:table-cell>
            <table:table-cell/>
            <table:table-cell office:value-type="string">
              <text:p>float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balance_gap</text:p>
            </table:table-cell>
            <table:table-cell office:value-type="string">
              <text:p>Gap</text:p>
            </table:table-cell>
            <table:table-cell/>
            <table:table-cell office:value-type="string">
              <text:p>float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currency</text:p>
            </table:table-cell>
            <table:table-cell office:value-type="string">
              <text:p>Currency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company_id</text:p>
            </table:table-cell>
            <table:table-cell office:value-type="string">
              <text:p>Company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virtual_id</text:p>
            </table:table-cell>
            <table:table-cell office:value-type="string">
              <text:p>Id</text:p>
            </table:table-cell>
            <table:table-cell office:value-type="string">
              <text:p>Virtual Field that take back the id of the Register</text:p>
            </table:table-cell>
            <table:table-cell office:value-type="string">
              <text:p>integer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closing_balance_frozen</text:p>
            </table:table-cell>
            <table:table-cell office:value-type="string">
              <text:p>Closing balance freezed?</text:p>
            </table:table-cell>
            <table:table-cell/>
            <table:table-cell office:value-type="string">
              <text:p>boolean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line_ids</text:p>
            </table:table-cell>
            <table:table-cell office:value-type="string">
              <text:p>Statement lines</text:p>
            </table:table-cell>
            <table:table-cell/>
            <table:table-cell office:value-type="string">
              <text:p>one2many</text:p>
            </table:table-cell>
            <table:table-cell table:number-columns-repeated="1020"/>
          </table:table-row>
          <table:table-row-group>
            <table:table-row table:style-name="ro3">
              <table:table-cell office:value-type="string">
                <text:p>-- document_date</text:p>
              </table:table-cell>
              <table:table-cell office:value-type="string">
                <text:p>Document Date</text:p>
              </table:table-cell>
              <table:table-cell/>
              <table:table-cell office:value-type="string">
                <text:p>date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date</text:p>
              </table:table-cell>
              <table:table-cell office:value-type="string">
                <text:p>Posting Date</text:p>
              </table:table-cell>
              <table:table-cell/>
              <table:table-cell office:value-type="string">
                <text:p>date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sequence_for_reference</text:p>
              </table:table-cell>
              <table:table-cell office:value-type="string">
                <text:p>Sequence</text:p>
              </table:table-cell>
              <table:table-cell/>
              <table:table-cell office:value-type="string">
                <text:p>char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name</text:p>
              </table:table-cell>
              <table:table-cell office:value-type="string">
                <text:p>Description</text:p>
              </table:table-cell>
              <table:table-cell/>
              <table:table-cell office:value-type="string">
                <text:p>char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partner_type_mandatory</text:p>
              </table:table-cell>
              <table:table-cell office:value-type="string">
                <text:p>Third Party Mandatory</text:p>
              </table:table-cell>
              <table:table-cell/>
              <table:table-cell office:value-type="string">
                <text:p>boolean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ref</text:p>
              </table:table-cell>
              <table:table-cell office:value-type="string">
                <text:p>Reference</text:p>
              </table:table-cell>
              <table:table-cell/>
              <table:table-cell office:value-type="string">
                <text:p>char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ccount_id</text:p>
              </table:table-cell>
              <table:table-cell office:value-type="string">
                <text:p>Account</text:p>
              </table:table-cell>
              <table:table-cell/>
              <table:table-cell office:value-type="string">
                <text:p>many2one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partner_type</text:p>
              </table:table-cell>
              <table:table-cell office:value-type="string">
                <text:p>Third Parties</text:p>
              </table:table-cell>
              <table:table-cell/>
              <table:table-cell office:value-type="string">
                <text:p>referenc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nalytic_account_id</text:p>
              </table:table-cell>
              <table:table-cell office:value-type="string">
                <text:p>Analytic Account</text:p>
              </table:table-cell>
              <table:table-cell/>
              <table:table-cell office:value-type="string">
                <text:p>many2on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nalytic_distribution_id</text:p>
              </table:table-cell>
              <table:table-cell office:value-type="string">
                <text:p>Analytic Distribution</text:p>
              </table:table-cell>
              <table:table-cell/>
              <table:table-cell office:value-type="string">
                <text:p>many2on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display_analytic_button</text:p>
              </table:table-cell>
              <table:table-cell office:value-type="string">
                <text:p>Display analytic button?</text:p>
              </table:table-cell>
              <table:table-cell office:value-type="string">
                <text:p>This informs system that we can display or not an analytic button</text:p>
              </table:table-cell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analytic_distribution_state</text:p>
              </table:table-cell>
              <table:table-cell office:value-type="string">
                <text:p>Distribution state</text:p>
              </table:table-cell>
              <table:table-cell office:value-type="string">
                <text:p>Informs from distribution state among 'none', 'valid', 'invalid.</text:p>
              </table:table-cell>
              <table:table-cell office:value-type="string">
                <text:p>selectio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amount</text:p>
              </table:table-cell>
              <table:table-cell office:value-type="string">
                <text:p>Amount</text:p>
              </table:table-cell>
              <table:table-cell/>
              <table:table-cell office:value-type="string">
                <text:p>float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mount_in</text:p>
              </table:table-cell>
              <table:table-cell office:value-type="string">
                <text:p>Amount In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amount_out</text:p>
              </table:table-cell>
              <table:table-cell office:value-type="string">
                <text:p>Amount Out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currency_id</text:p>
              </table:table-cell>
              <table:table-cell office:value-type="string">
                <text:p>Currency</text:p>
              </table:table-cell>
              <table:table-cell/>
              <table:table-cell office:value-type="string">
                <text:p>many2one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unctional_in</text:p>
              </table:table-cell>
              <table:table-cell office:value-type="string">
                <text:p>Func. In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unctional_out</text:p>
              </table:table-cell>
              <table:table-cell office:value-type="string">
                <text:p>Func. Out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unctional_currency_id</text:p>
              </table:table-cell>
              <table:table-cell office:value-type="string">
                <text:p>Func. Currency</text:p>
              </table:table-cell>
              <table:table-cell/>
              <table:table-cell office:value-type="string">
                <text:p>many2one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is_transfer_with_change</text:p>
              </table:table-cell>
              <table:table-cell office:value-type="string">
                <text:p>Is a transfer with change line?</text:p>
              </table:table-cell>
              <table:table-cell/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direct_invoice</text:p>
              </table:table-cell>
              <table:table-cell office:value-type="string">
                <text:p>Direct invoice?</text:p>
              </table:table-cell>
              <table:table-cell/>
              <table:table-cell office:value-type="string">
                <text:p>boolean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invoice_id</text:p>
              </table:table-cell>
              <table:table-cell office:value-type="string">
                <text:p>Invoice</text:p>
              </table:table-cell>
              <table:table-cell/>
              <table:table-cell office:value-type="string">
                <text:p>many2on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number_imported_invoice</text:p>
              </table:table-cell>
              <table:table-cell office:value-type="string">
                <text:p>Number Invoices</text:p>
              </table:table-cell>
              <table:table-cell/>
              <table:table-cell office:value-type="string">
                <text:p>integer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is_down_payment</text:p>
              </table:table-cell>
              <table:table-cell office:value-type="string">
                <text:p>Is a down payment line?</text:p>
              </table:table-cell>
              <table:table-cell/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reconciled</text:p>
              </table:table-cell>
              <table:table-cell office:value-type="string">
                <text:p>Amount Reconciled</text:p>
              </table:table-cell>
              <table:table-cell/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state</text:p>
              </table:table-cell>
              <table:table-cell office:value-type="string">
                <text:p>Status</text:p>
              </table:table-cell>
              <table:table-cell/>
              <table:table-cell office:value-type="string">
                <text:p>selectio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rom_import_cheque_id</text:p>
              </table:table-cell>
              <table:table-cell office:value-type="string">
                <text:p>Cheque Line</text:p>
              </table:table-cell>
              <table:table-cell office:value-type="string">
                <text:p>This move line has been taken for create an Import Cheque in a bank register.</text:p>
              </table:table-cell>
              <table:table-cell office:value-type="string">
                <text:p>many2one</text:p>
              </table:table-cell>
              <table:table-cell table:number-columns-repeated="1020"/>
            </table:table-row>
          </table:table-row-group>
          <table:table-row table:style-name="ro3">
            <table:table-cell office:value-type="string">
              <text:p>notes</text:p>
            </table:table-cell>
            <table:table-cell office:value-type="string">
              <text:p>Comments</text:p>
            </table:table-cell>
            <table:table-cell/>
            <table:table-cell office:value-type="string">
              <text:p>text</text:p>
            </table:table-cell>
            <table:table-cell table:number-columns-repeated="1020"/>
          </table:table-row>
          <table:table-row table:style-name="ro3">
            <table:table-cell office:value-type="string">
              <text:p>state</text:p>
            </table:table-cell>
            <table:table-cell office:value-type="string">
              <text:p>State</text:p>
            </table:table-cell>
            <table:table-cell/>
            <table:table-cell office:value-type="string">
              <text:p>selection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</table:table-row-group>
        <table:table-row table:style-name="ro2">
          <table:table-cell table:style-name="ce2" office:value-type="string">
            <text:p>Cheque Registers</text:p>
          </table:table-cell>
          <table:table-cell table:style-name="ce2" table:number-columns-repeated="6"/>
          <table:table-cell table:number-columns-repeated="1017"/>
        </table:table-row>
        <table:table-row-group>
          <table:table-row table:style-name="ro3">
            <table:table-cell office:value-type="string">
              <text:p>name</text:p>
            </table:table-cell>
            <table:table-cell office:value-type="string">
              <text:p>Register Name</text:p>
            </table:table-cell>
            <table:table-cell/>
            <table:table-cell office:value-type="string">
              <text:p>char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instance_id</text:p>
            </table:table-cell>
            <table:table-cell office:value-type="string">
              <text:p>Proprietary Instance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journal_id</text:p>
            </table:table-cell>
            <table:table-cell office:value-type="string">
              <text:p>Journal Name</text:p>
            </table:table-cell>
            <table:table-cell/>
            <table:table-cell office:value-type="string">
              <text:p>many2one</text:p>
            </table:table-cell>
            <table:table-cell/>
            <table:table-cell table:number-columns-repeated="2" office:value-type="string">
              <text:p>X</text:p>
            </table:table-cell>
            <table:table-cell table:number-columns-repeated="1017"/>
          </table:table-row>
          <table:table-row table:style-name="ro3">
            <table:table-cell office:value-type="string">
              <text:p>date</text:p>
            </table:table-cell>
            <table:table-cell office:value-type="string">
              <text:p>Date</text:p>
            </table:table-cell>
            <table:table-cell/>
            <table:table-cell office:value-type="string">
              <text:p>date</text:p>
            </table:table-cell>
            <table:table-cell table:number-columns-repeated="2"/>
            <table:table-cell office:value-type="string">
              <text:p>X</text:p>
            </table:table-cell>
            <table:table-cell table:number-columns-repeated="1017"/>
          </table:table-row>
          <table:table-row table:style-name="ro3">
            <table:table-cell office:value-type="string">
              <text:p>period_id</text:p>
            </table:table-cell>
            <table:table-cell office:value-type="string">
              <text:p>Period</text:p>
            </table:table-cell>
            <table:table-cell/>
            <table:table-cell office:value-type="string">
              <text:p>many2one</text:p>
            </table:table-cell>
            <table:table-cell/>
            <table:table-cell table:number-columns-repeated="2" office:value-type="string">
              <text:p>X</text:p>
            </table:table-cell>
            <table:table-cell table:number-columns-repeated="1017"/>
          </table:table-row>
          <table:table-row table:style-name="ro3">
            <table:table-cell office:value-type="string">
              <text:p>currency</text:p>
            </table:table-cell>
            <table:table-cell office:value-type="string">
              <text:p>Currency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company_id</text:p>
            </table:table-cell>
            <table:table-cell office:value-type="string">
              <text:p>Company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virtual_id</text:p>
            </table:table-cell>
            <table:table-cell office:value-type="string">
              <text:p>Id</text:p>
            </table:table-cell>
            <table:table-cell office:value-type="string">
              <text:p>Virtual Field that take back the id of the Register</text:p>
            </table:table-cell>
            <table:table-cell office:value-type="string">
              <text:p>integer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display_type</text:p>
            </table:table-cell>
            <table:table-cell office:value-type="string">
              <text:p>Display type</text:p>
            </table:table-cell>
            <table:table-cell/>
            <table:table-cell office:value-type="string">
              <text:p>selection</text:p>
            </table:table-cell>
            <table:table-cell table:number-columns-repeated="1020"/>
          </table:table-row>
          <table:table-row table:style-name="ro3">
            <table:table-cell office:value-type="string">
              <text:p>line_ids</text:p>
            </table:table-cell>
            <table:table-cell office:value-type="string">
              <text:p>Statement lines</text:p>
            </table:table-cell>
            <table:table-cell/>
            <table:table-cell office:value-type="string">
              <text:p>one2many</text:p>
            </table:table-cell>
            <table:table-cell table:number-columns-repeated="1020"/>
          </table:table-row>
          <table:table-row-group>
            <table:table-row table:style-name="ro3">
              <table:table-cell office:value-type="string">
                <text:p>-- document_date</text:p>
              </table:table-cell>
              <table:table-cell office:value-type="string">
                <text:p>Document Date</text:p>
              </table:table-cell>
              <table:table-cell/>
              <table:table-cell office:value-type="string">
                <text:p>date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date</text:p>
              </table:table-cell>
              <table:table-cell office:value-type="string">
                <text:p>Posting Date</text:p>
              </table:table-cell>
              <table:table-cell/>
              <table:table-cell office:value-type="string">
                <text:p>date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cheque_number</text:p>
              </table:table-cell>
              <table:table-cell office:value-type="string">
                <text:p>Cheque Number</text:p>
              </table:table-cell>
              <table:table-cell/>
              <table:table-cell office:value-type="string">
                <text:p>char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sequence_for_reference</text:p>
              </table:table-cell>
              <table:table-cell office:value-type="string">
                <text:p>Sequence</text:p>
              </table:table-cell>
              <table:table-cell/>
              <table:table-cell office:value-type="string">
                <text:p>char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name</text:p>
              </table:table-cell>
              <table:table-cell office:value-type="string">
                <text:p>Description</text:p>
              </table:table-cell>
              <table:table-cell/>
              <table:table-cell office:value-type="string">
                <text:p>char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partner_type_mandatory</text:p>
              </table:table-cell>
              <table:table-cell office:value-type="string">
                <text:p>Third Party Mandatory</text:p>
              </table:table-cell>
              <table:table-cell/>
              <table:table-cell office:value-type="string">
                <text:p>boolean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ref</text:p>
              </table:table-cell>
              <table:table-cell office:value-type="string">
                <text:p>Reference</text:p>
              </table:table-cell>
              <table:table-cell/>
              <table:table-cell office:value-type="string">
                <text:p>char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ccount_id</text:p>
              </table:table-cell>
              <table:table-cell office:value-type="string">
                <text:p>Account</text:p>
              </table:table-cell>
              <table:table-cell/>
              <table:table-cell office:value-type="string">
                <text:p>many2one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partner_type</text:p>
              </table:table-cell>
              <table:table-cell office:value-type="string">
                <text:p>Third Parties</text:p>
              </table:table-cell>
              <table:table-cell/>
              <table:table-cell office:value-type="string">
                <text:p>referenc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display_analytic_button</text:p>
              </table:table-cell>
              <table:table-cell office:value-type="string">
                <text:p>Display analytic button?</text:p>
              </table:table-cell>
              <table:table-cell office:value-type="string">
                <text:p>This informs system that we can display or not an analytic button</text:p>
              </table:table-cell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analytic_distribution_state</text:p>
              </table:table-cell>
              <table:table-cell office:value-type="string">
                <text:p>Distribution state</text:p>
              </table:table-cell>
              <table:table-cell office:value-type="string">
                <text:p>Informs from distribution state among 'none', 'valid', 'invalid.</text:p>
              </table:table-cell>
              <table:table-cell office:value-type="string">
                <text:p>selectio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analytic_distribution_id</text:p>
              </table:table-cell>
              <table:table-cell office:value-type="string">
                <text:p>Analytic Distribution</text:p>
              </table:table-cell>
              <table:table-cell/>
              <table:table-cell office:value-type="string">
                <text:p>many2on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mount</text:p>
              </table:table-cell>
              <table:table-cell office:value-type="string">
                <text:p>Amount</text:p>
              </table:table-cell>
              <table:table-cell/>
              <table:table-cell office:value-type="string">
                <text:p>float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mount_in</text:p>
              </table:table-cell>
              <table:table-cell office:value-type="string">
                <text:p>Amount In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amount_out</text:p>
              </table:table-cell>
              <table:table-cell office:value-type="string">
                <text:p>Amount Out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currency_id</text:p>
              </table:table-cell>
              <table:table-cell office:value-type="string">
                <text:p>Currency</text:p>
              </table:table-cell>
              <table:table-cell/>
              <table:table-cell office:value-type="string">
                <text:p>many2one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unctional_in</text:p>
              </table:table-cell>
              <table:table-cell office:value-type="string">
                <text:p>Func. In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unctional_out</text:p>
              </table:table-cell>
              <table:table-cell office:value-type="string">
                <text:p>Func. Out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unctional_currency_id</text:p>
              </table:table-cell>
              <table:table-cell office:value-type="string">
                <text:p>Func. Currency</text:p>
              </table:table-cell>
              <table:table-cell/>
              <table:table-cell office:value-type="string">
                <text:p>many2one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direct_invoice</text:p>
              </table:table-cell>
              <table:table-cell office:value-type="string">
                <text:p>Direct invoice?</text:p>
              </table:table-cell>
              <table:table-cell/>
              <table:table-cell office:value-type="string">
                <text:p>boolean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invoice_id</text:p>
              </table:table-cell>
              <table:table-cell office:value-type="string">
                <text:p>Invoice</text:p>
              </table:table-cell>
              <table:table-cell/>
              <table:table-cell office:value-type="string">
                <text:p>many2on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number_imported_invoice</text:p>
              </table:table-cell>
              <table:table-cell office:value-type="string">
                <text:p>Number Invoices</text:p>
              </table:table-cell>
              <table:table-cell/>
              <table:table-cell office:value-type="string">
                <text:p>integer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is_down_payment</text:p>
              </table:table-cell>
              <table:table-cell office:value-type="string">
                <text:p>Is a down payment line?</text:p>
              </table:table-cell>
              <table:table-cell/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reconciled</text:p>
              </table:table-cell>
              <table:table-cell office:value-type="string">
                <text:p>Amount Reconciled</text:p>
              </table:table-cell>
              <table:table-cell/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state</text:p>
              </table:table-cell>
              <table:table-cell office:value-type="string">
                <text:p>Status</text:p>
              </table:table-cell>
              <table:table-cell/>
              <table:table-cell office:value-type="string">
                <text:p>selectio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</table:table-row-group>
          <table:table-row table:style-name="ro3">
            <table:table-cell office:value-type="string">
              <text:p>state</text:p>
            </table:table-cell>
            <table:table-cell office:value-type="string">
              <text:p>State</text:p>
            </table:table-cell>
            <table:table-cell/>
            <table:table-cell office:value-type="string">
              <text:p>selection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balance_end</text:p>
            </table:table-cell>
            <table:table-cell office:value-type="string">
              <text:p>Calculated Balance</text:p>
            </table:table-cell>
            <table:table-cell/>
            <table:table-cell office:value-type="string">
              <text:p>float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</table:table-row-group>
        <table:table-row table:style-name="ro4">
          <table:table-cell table:style-name="ce3" office:value-type="string">
            <text:p>Cash Registers</text:p>
          </table:table-cell>
          <table:table-cell table:style-name="ce3" table:number-columns-repeated="6"/>
          <table:table-cell table:number-columns-repeated="1017"/>
        </table:table-row>
        <table:table-row-group>
          <table:table-row table:style-name="ro3">
            <table:table-cell office:value-type="string">
              <text:p>name</text:p>
            </table:table-cell>
            <table:table-cell office:value-type="string">
              <text:p>Register Name</text:p>
            </table:table-cell>
            <table:table-cell/>
            <table:table-cell office:value-type="string">
              <text:p>char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company_id</text:p>
            </table:table-cell>
            <table:table-cell office:value-type="string">
              <text:p>Company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instance_id</text:p>
            </table:table-cell>
            <table:table-cell office:value-type="string">
              <text:p>Proprietary Instance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journal_id</text:p>
            </table:table-cell>
            <table:table-cell office:value-type="string">
              <text:p>Journal Name</text:p>
            </table:table-cell>
            <table:table-cell/>
            <table:table-cell office:value-type="string">
              <text:p>many2one</text:p>
            </table:table-cell>
            <table:table-cell/>
            <table:table-cell table:number-columns-repeated="2" office:value-type="string">
              <text:p>X</text:p>
            </table:table-cell>
            <table:table-cell table:number-columns-repeated="1017"/>
          </table:table-row>
          <table:table-row table:style-name="ro3">
            <table:table-cell office:value-type="string">
              <text:p>user_id</text:p>
            </table:table-cell>
            <table:table-cell office:value-type="string">
              <text:p>Responsible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period_id</text:p>
            </table:table-cell>
            <table:table-cell office:value-type="string">
              <text:p>Period</text:p>
            </table:table-cell>
            <table:table-cell/>
            <table:table-cell office:value-type="string">
              <text:p>many2one</text:p>
            </table:table-cell>
            <table:table-cell/>
            <table:table-cell table:number-columns-repeated="2" office:value-type="string">
              <text:p>X</text:p>
            </table:table-cell>
            <table:table-cell table:number-columns-repeated="1017"/>
          </table:table-row>
          <table:table-row table:style-name="ro3">
            <table:table-cell office:value-type="string">
              <text:p>currency</text:p>
            </table:table-cell>
            <table:table-cell office:value-type="string">
              <text:p>Currency</text:p>
            </table:table-cell>
            <table:table-cell/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virtual_id</text:p>
            </table:table-cell>
            <table:table-cell office:value-type="string">
              <text:p>Id</text:p>
            </table:table-cell>
            <table:table-cell office:value-type="string">
              <text:p>Virtual Field that take back the id of the Register</text:p>
            </table:table-cell>
            <table:table-cell office:value-type="string">
              <text:p>integer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line_ids</text:p>
            </table:table-cell>
            <table:table-cell office:value-type="string">
              <text:p>Statement lines</text:p>
            </table:table-cell>
            <table:table-cell/>
            <table:table-cell office:value-type="string">
              <text:p>one2many</text:p>
            </table:table-cell>
            <table:table-cell table:number-columns-repeated="1020"/>
          </table:table-row>
          <table:table-row-group>
            <table:table-row table:style-name="ro3">
              <table:table-cell office:value-type="string">
                <text:p>-- from_cash_return</text:p>
              </table:table-cell>
              <table:table-cell office:value-type="string">
                <text:p>Come from a cash return?</text:p>
              </table:table-cell>
              <table:table-cell/>
              <table:table-cell office:value-type="string">
                <text:p>boolean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document_date</text:p>
              </table:table-cell>
              <table:table-cell office:value-type="string">
                <text:p>Document Date</text:p>
              </table:table-cell>
              <table:table-cell/>
              <table:table-cell office:value-type="string">
                <text:p>date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date</text:p>
              </table:table-cell>
              <table:table-cell office:value-type="string">
                <text:p>Posting Date</text:p>
              </table:table-cell>
              <table:table-cell/>
              <table:table-cell office:value-type="string">
                <text:p>date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sequence_for_reference</text:p>
              </table:table-cell>
              <table:table-cell office:value-type="string">
                <text:p>Sequence</text:p>
              </table:table-cell>
              <table:table-cell/>
              <table:table-cell office:value-type="string">
                <text:p>char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name</text:p>
              </table:table-cell>
              <table:table-cell office:value-type="string">
                <text:p>Description</text:p>
              </table:table-cell>
              <table:table-cell/>
              <table:table-cell office:value-type="string">
                <text:p>char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partner_type_mandatory</text:p>
              </table:table-cell>
              <table:table-cell office:value-type="string">
                <text:p>Third Party Mandatory</text:p>
              </table:table-cell>
              <table:table-cell/>
              <table:table-cell office:value-type="string">
                <text:p>boolean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ref</text:p>
              </table:table-cell>
              <table:table-cell office:value-type="string">
                <text:p>Reference</text:p>
              </table:table-cell>
              <table:table-cell/>
              <table:table-cell office:value-type="string">
                <text:p>char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ccount_id</text:p>
              </table:table-cell>
              <table:table-cell office:value-type="string">
                <text:p>Account</text:p>
              </table:table-cell>
              <table:table-cell/>
              <table:table-cell office:value-type="string">
                <text:p>many2one</text:p>
              </table:table-cell>
              <table:table-cell table:number-columns-repeated="2"/>
              <table:table-cell office:value-type="string">
                <text:p>X</text:p>
              </table:table-cell>
              <table:table-cell table:number-columns-repeated="1017"/>
            </table:table-row>
            <table:table-row table:style-name="ro3">
              <table:table-cell office:value-type="string">
                <text:p>-- type_for_register</text:p>
              </table:table-cell>
              <table:table-cell office:value-type="string">
                <text:p>Type for register</text:p>
              </table:table-cell>
              <table:table-cell/>
              <table:table-cell office:value-type="string">
                <text:p>selection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partner_type</text:p>
              </table:table-cell>
              <table:table-cell office:value-type="string">
                <text:p>Third Parties</text:p>
              </table:table-cell>
              <table:table-cell/>
              <table:table-cell office:value-type="string">
                <text:p>referenc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nalytic_distribution_id</text:p>
              </table:table-cell>
              <table:table-cell office:value-type="string">
                <text:p>Analytic Distribution</text:p>
              </table:table-cell>
              <table:table-cell/>
              <table:table-cell office:value-type="string">
                <text:p>many2on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nalytic_distribution_state</text:p>
              </table:table-cell>
              <table:table-cell office:value-type="string">
                <text:p>Distribution state</text:p>
              </table:table-cell>
              <table:table-cell office:value-type="string">
                <text:p>Informs from distribution state among 'none', 'valid', 'invalid.</text:p>
              </table:table-cell>
              <table:table-cell office:value-type="string">
                <text:p>selectio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display_analytic_button</text:p>
              </table:table-cell>
              <table:table-cell office:value-type="string">
                <text:p>Display analytic button?</text:p>
              </table:table-cell>
              <table:table-cell office:value-type="string">
                <text:p>This informs system that we can display or not an analytic button</text:p>
              </table:table-cell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amount</text:p>
              </table:table-cell>
              <table:table-cell office:value-type="string">
                <text:p>Amount</text:p>
              </table:table-cell>
              <table:table-cell/>
              <table:table-cell office:value-type="string">
                <text:p>float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amount_in</text:p>
              </table:table-cell>
              <table:table-cell office:value-type="string">
                <text:p>Amount In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amount_out</text:p>
              </table:table-cell>
              <table:table-cell office:value-type="string">
                <text:p>Amount Out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currency_id</text:p>
              </table:table-cell>
              <table:table-cell office:value-type="string">
                <text:p>Currency</text:p>
              </table:table-cell>
              <table:table-cell/>
              <table:table-cell office:value-type="string">
                <text:p>many2one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unctional_in</text:p>
              </table:table-cell>
              <table:table-cell office:value-type="string">
                <text:p>Func. In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unctional_out</text:p>
              </table:table-cell>
              <table:table-cell office:value-type="string">
                <text:p>Func. Out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functional_currency_id</text:p>
              </table:table-cell>
              <table:table-cell office:value-type="string">
                <text:p>Func. Currency</text:p>
              </table:table-cell>
              <table:table-cell/>
              <table:table-cell office:value-type="string">
                <text:p>many2one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is_transfer_with_change</text:p>
              </table:table-cell>
              <table:table-cell office:value-type="string">
                <text:p>Is a transfer with change line?</text:p>
              </table:table-cell>
              <table:table-cell/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direct_invoice</text:p>
              </table:table-cell>
              <table:table-cell office:value-type="string">
                <text:p>Direct invoice?</text:p>
              </table:table-cell>
              <table:table-cell/>
              <table:table-cell office:value-type="string">
                <text:p>boolean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invoice_id</text:p>
              </table:table-cell>
              <table:table-cell office:value-type="string">
                <text:p>Invoice</text:p>
              </table:table-cell>
              <table:table-cell/>
              <table:table-cell office:value-type="string">
                <text:p>many2one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number_imported_invoice</text:p>
              </table:table-cell>
              <table:table-cell office:value-type="string">
                <text:p>Number Invoices</text:p>
              </table:table-cell>
              <table:table-cell/>
              <table:table-cell office:value-type="string">
                <text:p>integer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is_down_payment</text:p>
              </table:table-cell>
              <table:table-cell office:value-type="string">
                <text:p>Is a down payment line?</text:p>
              </table:table-cell>
              <table:table-cell/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reconciled</text:p>
              </table:table-cell>
              <table:table-cell office:value-type="string">
                <text:p>Amount Reconciled</text:p>
              </table:table-cell>
              <table:table-cell/>
              <table:table-cell office:value-type="string">
                <text:p>boolea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state</text:p>
              </table:table-cell>
              <table:table-cell office:value-type="string">
                <text:p>Status</text:p>
              </table:table-cell>
              <table:table-cell/>
              <table:table-cell office:value-type="string">
                <text:p>selection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  <table:table-row table:style-name="ro3">
              <table:table-cell office:value-type="string">
                <text:p>-- employee_id</text:p>
              </table:table-cell>
              <table:table-cell office:value-type="string">
                <text:p>Employee</text:p>
              </table:table-cell>
              <table:table-cell/>
              <table:table-cell office:value-type="string">
                <text:p>many2one</text:p>
              </table:table-cell>
              <table:table-cell table:number-columns-repeated="1020"/>
            </table:table-row>
          </table:table-row-group>
          <table:table-row table:style-name="ro3">
            <table:table-cell office:value-type="string">
              <text:p>prev_reg_id</text:p>
            </table:table-cell>
            <table:table-cell office:value-type="string">
              <text:p>Previous register</text:p>
            </table:table-cell>
            <table:table-cell office:value-type="string">
              <text:p>This fields give the previous register from which this one is linked.</text:p>
            </table:table-cell>
            <table:table-cell office:value-type="string">
              <text:p>many2on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starting_details_ids</text:p>
            </table:table-cell>
            <table:table-cell office:value-type="string">
              <text:p>Opening Cashbox</text:p>
            </table:table-cell>
            <table:table-cell/>
            <table:table-cell office:value-type="string">
              <text:p>one2many</text:p>
            </table:table-cell>
            <table:table-cell table:number-columns-repeated="1020"/>
          </table:table-row>
          <table:table-row-group>
            <table:table-row table:style-name="ro3">
              <table:table-cell office:value-type="string">
                <text:p>-- pieces</text:p>
              </table:table-cell>
              <table:table-cell office:value-type="string">
                <text:p>Values</text:p>
              </table:table-cell>
              <table:table-cell/>
              <table:table-cell office:value-type="string">
                <text:p>float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number</text:p>
              </table:table-cell>
              <table:table-cell office:value-type="string">
                <text:p>Number</text:p>
              </table:table-cell>
              <table:table-cell/>
              <table:table-cell office:value-type="string">
                <text:p>integer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subtotal</text:p>
              </table:table-cell>
              <table:table-cell office:value-type="string">
                <text:p>Sub Total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</table:table-row-group>
          <table:table-row table:style-name="ro3">
            <table:table-cell office:value-type="string">
              <text:p>closing_balance_frozen</text:p>
            </table:table-cell>
            <table:table-cell office:value-type="string">
              <text:p>Closing balance freezed?</text:p>
            </table:table-cell>
            <table:table-cell/>
            <table:table-cell office:value-type="string">
              <text:p>boolean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ending_details_ids</text:p>
            </table:table-cell>
            <table:table-cell office:value-type="string">
              <text:p>Closing Cashbox</text:p>
            </table:table-cell>
            <table:table-cell/>
            <table:table-cell office:value-type="string">
              <text:p>one2many</text:p>
            </table:table-cell>
            <table:table-cell table:number-columns-repeated="1020"/>
          </table:table-row>
          <table:table-row-group>
            <table:table-row table:style-name="ro3">
              <table:table-cell office:value-type="string">
                <text:p>-- pieces</text:p>
              </table:table-cell>
              <table:table-cell office:value-type="string">
                <text:p>Values</text:p>
              </table:table-cell>
              <table:table-cell/>
              <table:table-cell office:value-type="string">
                <text:p>float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number</text:p>
              </table:table-cell>
              <table:table-cell office:value-type="string">
                <text:p>Number</text:p>
              </table:table-cell>
              <table:table-cell/>
              <table:table-cell office:value-type="string">
                <text:p>integer</text:p>
              </table:table-cell>
              <table:table-cell table:number-columns-repeated="1020"/>
            </table:table-row>
            <table:table-row table:style-name="ro3">
              <table:table-cell office:value-type="string">
                <text:p>-- subtotal</text:p>
              </table:table-cell>
              <table:table-cell office:value-type="string">
                <text:p>Sub Total</text:p>
              </table:table-cell>
              <table:table-cell/>
              <table:table-cell office:value-type="string">
                <text:p>float</text:p>
              </table:table-cell>
              <table:table-cell/>
              <table:table-cell office:value-type="string">
                <text:p>X</text:p>
              </table:table-cell>
              <table:table-cell table:number-columns-repeated="1018"/>
            </table:table-row>
          </table:table-row-group>
          <table:table-row table:style-name="ro3">
            <table:table-cell office:value-type="string">
              <text:p>date</text:p>
            </table:table-cell>
            <table:table-cell office:value-type="string">
              <text:p>Opening Date</text:p>
            </table:table-cell>
            <table:table-cell/>
            <table:table-cell office:value-type="string">
              <text:p>date</text:p>
            </table:table-cell>
            <table:table-cell/>
            <table:table-cell table:number-columns-repeated="2" office:value-type="string">
              <text:p>X</text:p>
            </table:table-cell>
            <table:table-cell table:number-columns-repeated="1017"/>
          </table:table-row>
          <table:table-row table:style-name="ro3">
            <table:table-cell office:value-type="string">
              <text:p>closing_date</text:p>
            </table:table-cell>
            <table:table-cell office:value-type="string">
              <text:p>Closed On</text:p>
            </table:table-cell>
            <table:table-cell/>
            <table:table-cell office:value-type="string">
              <text:p>datetime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balance_start</text:p>
            </table:table-cell>
            <table:table-cell office:value-type="string">
              <text:p>Opening Balance</text:p>
            </table:table-cell>
            <table:table-cell/>
            <table:table-cell office:value-type="string">
              <text:p>float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total_entry_encoding</text:p>
            </table:table-cell>
            <table:table-cell office:value-type="string">
              <text:p>Cash Transaction</text:p>
            </table:table-cell>
            <table:table-cell office:value-type="string">
              <text:p>Total cash transactions</text:p>
            </table:table-cell>
            <table:table-cell office:value-type="string">
              <text:p>float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msf_calculated_balance</text:p>
            </table:table-cell>
            <table:table-cell office:value-type="string">
              <text:p>Calculated Balance</text:p>
            </table:table-cell>
            <table:table-cell office:value-type="string">
              <text:p>Opening balance + Cash Transaction</text:p>
            </table:table-cell>
            <table:table-cell office:value-type="string">
              <text:p>float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open_advance_amount</text:p>
            </table:table-cell>
            <table:table-cell office:value-type="string">
              <text:p>Unrecorded Advances</text:p>
            </table:table-cell>
            <table:table-cell/>
            <table:table-cell office:value-type="string">
              <text:p>float</text:p>
            </table:table-cell>
            <table:table-cell table:number-columns-repeated="1020"/>
          </table:table-row>
          <table:table-row table:style-name="ro3">
            <table:table-cell office:value-type="string">
              <text:p>unrecorded_expenses_amount</text:p>
            </table:table-cell>
            <table:table-cell office:value-type="string">
              <text:p>Unrecorded expenses</text:p>
            </table:table-cell>
            <table:table-cell/>
            <table:table-cell office:value-type="string">
              <text:p>float</text:p>
            </table:table-cell>
            <table:table-cell table:number-columns-repeated="1020"/>
          </table:table-row>
          <table:table-row table:style-name="ro3">
            <table:table-cell office:value-type="string">
              <text:p>balance_end</text:p>
            </table:table-cell>
            <table:table-cell office:value-type="string">
              <text:p>Theoretical Balance</text:p>
            </table:table-cell>
            <table:table-cell/>
            <table:table-cell office:value-type="string">
              <text:p>float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balance_end_cash</text:p>
            </table:table-cell>
            <table:table-cell office:value-type="string">
              <text:p>CashBox Balance</text:p>
            </table:table-cell>
            <table:table-cell office:value-type="string">
              <text:p>Closing balance based on cashBox</text:p>
            </table:table-cell>
            <table:table-cell office:value-type="string">
              <text:p>float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closing_gap</text:p>
            </table:table-cell>
            <table:table-cell office:value-type="string">
              <text:p>Gap</text:p>
            </table:table-cell>
            <table:table-cell/>
            <table:table-cell office:value-type="string">
              <text:p>float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  <table:table-row table:style-name="ro3">
            <table:table-cell office:value-type="string">
              <text:p>notes</text:p>
            </table:table-cell>
            <table:table-cell office:value-type="string">
              <text:p>Comments</text:p>
            </table:table-cell>
            <table:table-cell/>
            <table:table-cell office:value-type="string">
              <text:p>text</text:p>
            </table:table-cell>
            <table:table-cell table:number-columns-repeated="1020"/>
          </table:table-row>
          <table:table-row table:style-name="ro3">
            <table:table-cell office:value-type="string">
              <text:p>state</text:p>
            </table:table-cell>
            <table:table-cell office:value-type="string">
              <text:p>State</text:p>
            </table:table-cell>
            <table:table-cell/>
            <table:table-cell office:value-type="string">
              <text:p>selection</text:p>
            </table:table-cell>
            <table:table-cell/>
            <table:table-cell office:value-type="string">
              <text:p>X</text:p>
            </table:table-cell>
            <table:table-cell table:number-columns-repeated="1018"/>
          </table:table-row>
        </table:table-row-group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ffff" fo:font-size="10pt" fo:font-style="normal" fo:font-weight="bold"/>
    </style:style>
    <style:style style:name="Heading1" style:family="table-cell" style:parent-style-name="Heading">
      <style:table-cell-properties fo:background-color="#b84747" style:rotation-angle="1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31/10/2012</text:date>, <text:time>13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jf </dc:creator>
    <dc:date>2012-10-31T13:11:08</dc:date>
    <meta:editing-duration>PT574H15M33S</meta:editing-duration>
    <meta:generator>OpenOffice.org/3.2$Unix OpenOffice.org_project/320m12$Build-9483</meta:generator>
    <meta:editing-cycles>3</meta:editing-cycles>
    <meta:document-statistic meta:table-count="1" meta:cell-count="551" meta:object-count="0"/>
  </office:meta>
</office:document-meta>
</file>